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82,359,318,767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371,005,379,786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381,286,237,847.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316,482,190,800.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393,192,354,510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329,787,628,928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315,953,388,510.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30,364,012,575.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83,477,522,123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45,510,008,134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12,453,382,329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83,620,628,582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92,893,587,733.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22,903,960,204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17,140,723,529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97,976,886,247.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91,331,203,433.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85,843,534,588.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70,543,211,119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5:43:52.131137744</dc:date>
    <meta:editing-duration>PT7H35M36S</meta:editing-duration>
    <meta:editing-cycles>186</meta:editing-cycles>
    <meta:generator>LibreOffice/7.2.6.2$Linux_X86_64 LibreOffice_project/20$Build-2</meta:generator>
    <meta:document-statistic meta:table-count="1" meta:cell-count="48" meta:object-count="0"/>
  </office:meta>
</office:document-meta>
</file>